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IManagement für die offenenen Operationen über die Fassade</text:p>
      <text:p text:style-name="P1">IManagement</text:p>
      <text:p text:style-name="P1"><text:tab/>String[] holeKunde(String Nachname, String Vorname);</text:p>
      <text:p text:style-name="P1"><text:tab/>void kundeAnlegen(String Vname, Nname, AdressTyp Adresse);</text:p>
      <text:p text:style-name="P1"><text:tab/>bool kundeAkutalisieren(KundenID Id, String Vname, Nname, AdressTyp Adresse);</text:p>
      <text:p text:style-name="P1"><text:tab/>RechnungsTyp holeRechnung(KundenIDTyp Kunde);</text:p>
      <text:p text:style-name="P1"><text:tab/>RechnungsTyp holeRechnung(RechnungsIDTyp ID);</text:p>
      <text:p text:style-name="P1"><text:tab/>AuftragsTyp holeAuftrag(AuftragTypId id);</text:p>
      <text:p text:style-name="P1"><text:tab/>AuftragsTyp holeAuftrag(String Nachname, String Vorname);</text:p>
      <text:p text:style-name="P1"><text:tab/><text:tab/></text:p>
      <text:p text:style-name="P1">ITransport</text:p>
      <text:p text:style-name="P1"><text:tab/>Integer erstelleLieferung(LieferdetailsTyp Lieferung);</text:p>
      <text:p text:style-name="P1"><text:tab/>LiefererungStatusTyp holeLieferdetails(Integer Liefernummer);</text:p>
      <text:p text:style-name="P1"><text:tab/>bool stoniereLieferung(Integer Liefernummer);</text:p>
      <text:p text:style-name="P1"/>
      <text:p text:style-name="P1">IKunde</text:p>
      <text:p text:style-name="P1"><text:tab/>KundenTyp getKunde(KundenIDTyp Id);</text:p>
      <text:p text:style-name="P1"><text:tab/>KundenTyp newKunde(String Vname, Nname, AdressTyp Adresse);</text:p>
      <text:p text:style-name="P1"><text:tab/>KundenTyp updateKunde(KundenID Id, KundenTyp Kunde);</text:p>
      <text:p text:style-name="P1"/>
      <text:p text:style-name="P1">IProdukt</text:p>
      <text:p text:style-name="P1"><text:tab/>ProduktTyp holeProdukt(ProduktIdTyp Id);</text:p>
      <text:p text:style-name="P1"><text:tab/>ProduktTyp erstelleProdukt(String Name, String KategorieTyp Kategorie, Double Preis);</text:p>
      <text:p text:style-name="P1"><text:tab/></text:p>
      <text:p text:style-name="P1">IRechnung</text:p>
      <text:p text:style-name="P1"><text:tab/>RechnungsTyp holeRechnung(RechnungsnummerTyp Nummer);<text:tab/></text:p>
      <text:p text:style-name="P1"><text:tab/>RechnungsTyp[] holeRechnung(KundenIdTyp Id);</text:p>
      <text:p text:style-name="P1"/>
      <text:p text:style-name="P1">ILieferant</text:p>
      <text:p text:style-name="P1"><text:tab/>LieferantTyp erstelleLieferant(String Name, AdressTyp Adresse,KontoverbindungTyp Konto);<text:tab/><text:tab/></text:p>
      <text:p text:style-name="P1"><text:tab/>LieferantTyp[] holeLieferantenList();</text:p>
      <text:p text:style-name="P1"/>
      <text:p text:style-name="P1">ILager</text:p>
      <text:p text:style-name="P1"><text:tab/>LagerInfoTyp holeLagerInfo(ProduktIdTyp Id);</text:p>
      <text:p text:style-name="P1"><text:tab/>LagerBestandTyp holeLagerBestand();</text:p>
      <text:p text:style-name="P1"><text:tab/></text:p>
      <text:p text:style-name="P1">IEinkauf</text:p>
      <text:p text:style-name="P1"><text:tab/>bool kaufeProdukt(LieferantTyp Lieferant, ProduktIDTyp Produkt, Integer Menge);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0T18:57:40.44</meta:creation-date>
    <dc:date>2013-04-15T23:39:16</dc:date>
    <meta:editing-duration>PT2H2M36S</meta:editing-duration>
    <meta:editing-cycles>4</meta:editing-cycles>
    <meta:generator>OpenOffice.org/3.4.1$Unix OpenOffice.org_project/341m1$Build-9593</meta:generator>
    <meta:document-statistic meta:table-count="0" meta:image-count="0" meta:object-count="0" meta:page-count="1" meta:paragraph-count="34" meta:word-count="109" meta:character-count="1343"/>
  </office:meta>
</office:document-meta>
</file>